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99f7" officeooo:paragraph-rsid="000499f7"/>
    </style:style>
    <style:style style:name="P2" style:family="paragraph" style:parent-style-name="Standard">
      <style:text-properties officeooo:rsid="00060c5f" officeooo:paragraph-rsid="00060c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!</text:p>
      <text:p text:style-name="P2">It’s Jamb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21:59:25.163547103</meta:creation-date>
    <dc:date>2022-09-12T22:02:39.318187574</dc:date>
    <meta:editing-duration>PT5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3" meta:character-count="16" meta:non-whitespace-character-count="15"/>
  </office:meta>
</office:document-meta>
</file>